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67.73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PageStyle_5f_imag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mag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mages_id</text:p>
          </table:table-cell>
          <table:table-cell table:style-name="ce1" office:value-type="string" calcext:value-type="string">
            <text:p>image_file_name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active</text:p>
          </table:table-cell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angko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lanc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blanc1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udweis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arltonmid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corona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heniken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kingfish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kirin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owenbrau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onteithsblack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eroni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stella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ted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tig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oohey’s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VB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weihenstephann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bitt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redhill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oopers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devildaughter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younghenrys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stoke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greatnorthern.p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/00/0000</text:date>, <text:time style:data-style-name="N2" text:time-value="15:53:38.8832047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mages" style:display-name="PageStyle_imag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MacOSX_X86_64 LibreOffice_project/6cd4f1ef626f15116896b1d8e1398b56da0d0ee1</meta:generator>
    <dc:date>2018-08-22T18:02:43.408908907</dc:date>
    <meta:editing-duration>PT10M26S</meta:editing-duration>
    <meta:editing-cycles>1</meta:editing-cycles>
    <meta:document-statistic meta:table-count="1" meta:cell-count="79" meta:object-count="0"/>
  </office:meta>
</office:document-meta>
</file>